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00a933" loext:opacity="100%" style:text-underline-style="solid" style:text-underline-width="auto" style:text-underline-color="font-color" fo:font-weight="bold" officeooo:rsid="00150ad5" officeooo:paragraph-rsid="00150ad5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0ad5" officeooo:paragraph-rsid="00150ad5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50ad5" officeooo:paragraph-rsid="00150ad5" style:font-weight-asian="normal" style:font-weight-complex="normal"/>
    </style:style>
    <style:style style:name="P4" style:family="paragraph" style:parent-style-name="Table_20_Contents">
      <style:text-properties officeooo:rsid="00154e6f" officeooo:paragraph-rsid="00154e6f"/>
    </style:style>
    <style:style style:name="P5" style:family="paragraph" style:parent-style-name="Standard">
      <style:text-properties style:text-underline-style="none" fo:font-weight="normal" officeooo:rsid="00154e6f" officeooo:paragraph-rsid="00154e6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54e6f" officeooo:paragraph-rsid="001582ab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1582ab" officeooo:paragraph-rsid="001582ab" style:font-weight-asian="normal" style:font-weight-complex="normal"/>
    </style:style>
    <style:style style:name="P8" style:family="paragraph" style:parent-style-name="Standard" style:list-style-name="L2">
      <style:paragraph-properties>
        <style:tab-stops/>
      </style:paragraph-properties>
      <style:text-properties style:text-underline-style="none" fo:font-weight="normal" officeooo:rsid="001582ab" officeooo:paragraph-rsid="001582ab" style:font-weight-asian="normal" style:font-weight-complex="normal"/>
    </style:style>
    <style:style style:name="P9" style:family="paragraph" style:parent-style-name="Standard" style:list-style-name="L2">
      <style:paragraph-properties>
        <style:tab-stops/>
      </style:paragraph-properties>
      <style:text-properties officeooo:paragraph-rsid="001582ab"/>
    </style:style>
    <style:style style:name="P10" style:family="paragraph" style:parent-style-name="Standard">
      <style:paragraph-properties>
        <style:tab-stops/>
      </style:paragraph-properties>
      <style:text-properties style:text-underline-style="none" fo:font-weight="normal" officeooo:rsid="001582ab" officeooo:paragraph-rsid="001582ab" style:font-weight-asian="normal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officeooo:rsid="001582ab" officeooo:paragraph-rsid="001582ab"/>
    </style:style>
    <style:style style:name="P12" style:family="paragraph" style:parent-style-name="Standard" style:list-style-name="L3">
      <style:paragraph-properties>
        <style:tab-stops/>
      </style:paragraph-properties>
      <style:text-properties style:text-underline-style="none" fo:font-weight="normal" officeooo:rsid="001582ab" officeooo:paragraph-rsid="001582a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582ab" officeooo:paragraph-rsid="001582ab" style:font-weight-asian="normal" style:font-weight-complex="normal"/>
    </style:style>
    <style:style style:name="P14" style:family="paragraph" style:parent-style-name="Standard" style:list-style-name="L4">
      <style:text-properties style:text-underline-style="none" fo:font-weight="normal" officeooo:rsid="001736c6" officeooo:paragraph-rsid="001736c6" style:font-weight-asian="normal" style:font-weight-complex="normal"/>
    </style:style>
    <style:style style:name="P15" style:family="paragraph" style:parent-style-name="Standard">
      <style:paragraph-properties>
        <style:tab-stops>
          <style:tab-stop style:position="5.9898in"/>
        </style:tab-stops>
      </style:paragraph-properties>
      <style:text-properties style:text-underline-style="none" fo:font-weight="normal" officeooo:rsid="001582ab" officeooo:paragraph-rsid="001582ab" style:font-weight-asian="normal" style:font-weight-complex="normal"/>
    </style:style>
    <style:style style:name="P16" style:family="paragraph" style:parent-style-name="Standard">
      <style:paragraph-properties>
        <style:tab-stops>
          <style:tab-stop style:position="5.9898in"/>
        </style:tab-stops>
      </style:paragraph-properties>
      <style:text-properties style:text-underline-style="none" fo:font-weight="normal" officeooo:rsid="001736c6" officeooo:paragraph-rsid="001736c6" style:font-weight-asian="normal" style:font-weight-complex="normal"/>
    </style:style>
    <style:style style:name="P17" style:family="paragraph" style:parent-style-name="Standard">
      <style:paragraph-properties>
        <style:tab-stops>
          <style:tab-stop style:position="5.9898in"/>
        </style:tab-stops>
      </style:paragraph-properties>
      <style:text-properties style:text-underline-style="none" fo:font-weight="bold" officeooo:rsid="001736c6" officeooo:paragraph-rsid="001736c6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582ab" style:font-weight-asian="bold" style:font-weight-complex="bold"/>
    </style:style>
    <style:style style:name="T7" style:family="text">
      <style:text-properties style:text-underline-style="none" fo:font-weight="normal" officeooo:rsid="001582ab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position="super 58%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ICULUM <text:s/>VITAE</text:p>
      <text:p text:style-name="P2"><text:span text:style-name="T1"/></text:p>
      <text:p text:style-name="P2"><text:span text:style-name="T1"/></text:p>
      <text:p text:style-name="P2"><text:span text:style-name="T1">1</text:span>.PERSONAL <text:s/>IDENTIFICATION</text:p>
      <text:p text:style-name="P3"/>
      <text:p text:style-name="P3">Names: Uwiduhaye</text:p>
      <text:p text:style-name="P3">Surname: Hallelluiah</text:p>
      <text:p text:style-name="P3">Identity number: 1200570148654026</text:p>
      <text:p text:style-name="P3">Father’s name: Nkurikiyinka <text:s/>J.M.V</text:p>
      <text:p text:style-name="P3">Mother’s name: Nikuze Alphonsine</text:p>
      <text:p text:style-name="P3">Date of birth: 07/09/2005</text:p>
      <text:p text:style-name="P3">SEX:Female</text:p>
      <text:p text:style-name="P3"><text:s text:c="9"/><text:span text:style-name="T2">PLACE OF BIRTH</text:span></text:p>
      <text:p text:style-name="P3"/>
      <text:p text:style-name="P3">Southern <text:s/>Province</text:p>
      <text:p text:style-name="P3">Kamonyi <text:s/>District</text:p>
      <text:p text:style-name="P3">Rukoma <text:s text:c="2"/>Sector</text:p>
      <text:p text:style-name="P3">Murehe <text:s text:c="2"/>Cell</text:p>
      <text:p text:style-name="P3">Rushikiri <text:s/>Village</text:p>
      <text:p text:style-name="P3"><text:s text:c="5"/></text:p>
      <text:p text:style-name="P3">Nationality:RWANDA</text:p>
      <text:p text:style-name="P3">Marital status:Single</text:p>
      <text:p text:style-name="P3">Contact phone:0791416398</text:p>
      <text:p text:style-name="P3">Email:<text:a xlink:type="simple" xlink:href="mailto:Hallelluiah05@gmail.com" text:style-name="Internet_20_link" text:visited-style-name="Visited_20_Internet_20_Link">Hallelluiah05@gmail.com</text:a></text:p>
      <text:p text:style-name="P3"/>
      <text:p text:style-name="P3"/>
      <text:p text:style-name="P3">2.<text:span text:style-name="T2">EDUCATION <text:s/>BACKGROUND</text:span></text:p>
      <text:p text:style-name="P3"><text:span text:style-name="T2"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YEAR</text:p>
          </table:table-cell>
          <table:table-cell table:style-name="Table1.A1" office:value-type="string">
            <text:p text:style-name="P4">EDUCATION INSTITUTION</text:p>
          </table:table-cell>
          <table:table-cell table:style-name="Table1.A1" office:value-type="string">
            <text:p text:style-name="P4">ACADEMIC <text:s/>AWARDS</text:p>
          </table:table-cell>
          <table:table-cell table:style-name="Table1.D1" office:value-type="string">
            <text:p text:style-name="P4">MAIN FIELD OF STUDY</text:p>
          </table:table-cell>
        </table:table-row>
        <table:table-row>
          <table:table-cell table:style-name="Table1.A2" office:value-type="string">
            <text:p text:style-name="P4">2021-2024</text:p>
          </table:table-cell>
          <table:table-cell table:style-name="Table1.A2" office:value-type="string">
            <text:p text:style-name="P4">G.S Remera-Rukoma</text:p>
          </table:table-cell>
          <table:table-cell table:style-name="Table1.A2" office:value-type="string">
            <text:p text:style-name="P4">Advanced Level Certificate(A<text:span text:style-name="T3">2</text:span><text:span text:style-name="T4">)</text:span></text:p>
          </table:table-cell>
          <table:table-cell table:style-name="Table1.D2" office:value-type="string">
            <text:p text:style-name="P4">Physics Chemistry Biology(PCB)</text:p>
          </table:table-cell>
        </table:table-row>
        <table:table-row>
          <table:table-cell table:style-name="Table1.A2" office:value-type="string">
            <text:p text:style-name="P4">2018-2021</text:p>
          </table:table-cell>
          <table:table-cell table:style-name="Table1.A2" office:value-type="string">
            <text:p text:style-name="P4">G.S Remera-Rukoma</text:p>
          </table:table-cell>
          <table:table-cell table:style-name="Table1.A2" office:value-type="string">
            <text:p text:style-name="P4">Ordinary Level Certificate</text:p>
          </table:table-cell>
          <table:table-cell table:style-name="Table1.D2" office:value-type="string">
            <text:p text:style-name="P4">General <text:s/>Education</text:p>
          </table:table-cell>
        </table:table-row>
        <table:table-row>
          <table:table-cell table:style-name="Table1.A2" office:value-type="string">
            <text:p text:style-name="P4">2012-2017</text:p>
          </table:table-cell>
          <table:table-cell table:style-name="Table1.A2" office:value-type="string">
            <text:p text:style-name="P4">G.S Murehe Protestant</text:p>
          </table:table-cell>
          <table:table-cell table:style-name="Table1.A2" office:value-type="string">
            <text:p text:style-name="P4">Primary Education Leaving Certificate</text:p>
          </table:table-cell>
          <table:table-cell table:style-name="Table1.D2" office:value-type="string">
            <text:p text:style-name="P4">Primary <text:s/>Education</text:p>
            <text:p text:style-name="P4"/>
          </table:table-cell>
        </table:table-row>
      </table:table>
      <text:p text:style-name="P3"><text:span text:style-name="T1"/></text:p>
      <text:p text:style-name="P3"><text:span text:style-name="T1"/></text:p>
      <text:p text:style-name="P5">3.<text:span text:style-name="T2">LANGUAGES <text:s text:c="2"/>COMPETENCY</text:span></text:p>
      <text:p text:style-name="P5"><text:span text:style-name="T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LANGUAGES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Kinyarwanda</text:p>
          </table:table-cell>
          <table:table-cell table:style-name="Table2.B2" office:value-type="string">
            <text:p text:style-name="P4">Excellent</text:p>
          </table:table-cell>
        </table:table-row>
        <table:table-row>
          <table:table-cell table:style-name="Table2.A2" office:value-type="string">
            <text:p text:style-name="P4">English</text:p>
          </table:table-cell>
          <table:table-cell table:style-name="Table2.B2" office:value-type="string">
            <text:p text:style-name="P4">Excellent</text:p>
          </table:table-cell>
        </table:table-row>
        <table:table-row>
          <table:table-cell table:style-name="Table2.A2" office:value-type="string">
            <text:p text:style-name="P4">French</text:p>
          </table:table-cell>
          <table:table-cell table:style-name="Table2.B2" office:value-type="string">
            <text:p text:style-name="P4">Good</text:p>
          </table:table-cell>
        </table:table-row>
        <table:table-row>
          <table:table-cell table:style-name="Table2.A2" office:value-type="string">
            <text:p text:style-name="P4">Swahili</text:p>
          </table:table-cell>
          <table:table-cell table:style-name="Table2.B2" office:value-type="string">
            <text:p text:style-name="P4">Good</text:p>
          </table:table-cell>
        </table:table-row>
      </table:table>
      <text:p text:style-name="P5"><text:span text:style-name="T1"/></text:p>
      <text:p text:style-name="P5"><text:span text:style-name="T1"/></text:p>
      <text:p text:style-name="P6">4<text:span text:style-name="T5">.</text:span><text:span text:style-name="T6">COMPUTER COMPETENCY</text:span></text:p>
      <text:list xml:id="list1879413388" text:style-name="L1">
        <text:list-item>
          <text:p text:style-name="P7"><text:soft-page-break/>Microsoft <text:s/>Word</text:p>
        </text:list-item>
        <text:list-item>
          <text:p text:style-name="P7">Microsoft <text:s/>Excel</text:p>
        </text:list-item>
      </text:list>
      <text:list xml:id="list1060700074" text:style-name="L2">
        <text:list-item>
          <text:p text:style-name="P8"><text:s/>Power <text:s/>Point</text:p>
          <text:p text:style-name="P9"><text:span text:style-name="T7"/></text:p>
        </text:list-item>
      </text:list>
      <text:p text:style-name="P10">5.<text:span text:style-name="T2">OTHER SKILLS</text:span></text:p>
      <text:p text:style-name="P11"><text:span text:style-name="T1"/></text:p>
      <text:list text:style-name="L3">
        <text:list-item>
          <text:p text:style-name="P12">Good <text:s/>communicating skills</text:p>
        </text:list-item>
        <text:list-item>
          <text:p text:style-name="P12">Personal <text:s/>Skills </text:p>
        </text:list-item>
      </text:list>
      <text:list text:continue-list="list1060700074" text:style-name="L2">
        <text:list-header>
          <text:p text:style-name="P8"><text:s text:c="6"/></text:p>
        </text:list-header>
      </text:list>
      <text:list text:continue-list="list1879413388" text:style-name="L1">
        <text:list-header>
          <text:p text:style-name="P7"><text:s text:c="3"/></text:p>
        </text:list-header>
      </text:list>
      <text:p text:style-name="P13">6.<text:span text:style-name="T2">HOBBIES</text:span></text:p>
      <text:list text:style-name="L4">
        <text:list-item>
          <text:p text:style-name="P14">Singing Gospel</text:p>
        </text:list-item>
        <text:list-item>
          <text:p text:style-name="P14">Helping <text:s/>others</text:p>
        </text:list-item>
        <text:list-item>
          <text:p text:style-name="P14">Volonteering</text:p>
        </text:list-item>
      </text:list>
      <text:p text:style-name="P15"/>
      <text:p text:style-name="P15"/>
      <text:p text:style-name="P16">7<text:span text:style-name="T8">.</text:span><text:span text:style-name="T2">REFERENCES</text:span></text:p>
      <text:p text:style-name="P17"/>
      <text:p text:style-name="P16">1. Ruhigande <text:s/>Aaron</text:p>
      <text:p text:style-name="P16">Headteacher at <text:s/>G.S Remera-Rukoma</text:p>
      <text:p text:style-name="P16">Tel:0788410325</text:p>
      <text:p text:style-name="P16">Email:<text:a xlink:type="simple" xlink:href="mailto:acopaty03@gmail.com" text:style-name="Internet_20_link" text:visited-style-name="Visited_20_Internet_20_Link">acopaty03@gmail.com</text:a></text:p>
      <text:p text:style-name="P16"/>
      <text:p text:style-name="P16">2.Karera <text:s/>Emile</text:p>
      <text:p text:style-name="P16">Mathematics Teacher at G.S Remera-Rukoma</text:p>
      <text:p text:style-name="P16">Tel:0783786222</text:p>
      <text:p text:style-name="P16">Email:<text:a xlink:type="simple" xlink:href="mailto:kareraemile@gmail.com" text:style-name="Internet_20_link" text:visited-style-name="Visited_20_Internet_20_Link">kareraemile@gmail.com</text:a></text:p>
      <text:p text:style-name="P16"/>
      <text:p text:style-name="P16"/>
      <text:p text:style-name="P16">8<text:span text:style-name="T8">.</text:span><text:span text:style-name="T2">DECLARATION</text:span></text:p>
      <text:p text:style-name="P16"/>
      <text:p text:style-name="P16"/>
      <text:p text:style-name="P16">I,Uwiduhaye <text:s/>Hallelluiah <text:s/>certify that the information given above is correct. </text:p>
      <text:p text:style-name="P16"/>
      <text:p text:style-name="P16">Done <text:s/>at RUKOMA <text:s/>on 06<text:span text:style-name="T9">th</text:span><text:span text:style-name="T4">jan202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8:59:14.269996460</meta:creation-date>
    <dc:date>2025-01-07T10:27:05.506500449</dc:date>
    <meta:editing-duration>PT11M50S</meta:editing-duration>
    <meta:editing-cycles>2</meta:editing-cycles>
    <meta:generator>LibreOffice/24.8.3.2$Linux_X86_64 LibreOffice_project/480$Build-2</meta:generator>
    <meta:document-statistic meta:table-count="2" meta:image-count="0" meta:object-count="0" meta:page-count="2" meta:paragraph-count="73" meta:word-count="159" meta:character-count="1342" meta:non-whitespace-character-count="1208"/>
  </office:meta>
</office:document-meta>
</file>